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
      <text:p text:style-name="Text_20_body">Jesus and his disciples went in their boat to the region where the Gerasene people lived. They reached land and got out of their boat.</text:p>
      <text:h text:style-name="Heading_20_9" text:outline-level="9">32-02</text:h>
      <text:p text:style-name="First_20_paragraph"/>
      <text:p text:style-name="Text_20_body">Now there was a man there who was demon possessed.</text:p>
      <text:h text:style-name="Heading_20_9" text:outline-level="9">32-03</text:h>
      <text:p text:style-name="First_20_paragraph"/>
      <text:p text:style-name="Text_20_body">This man was so strong that nobody could control him. Sometimes people even fastened his arms and legs with chains, but he kept breaking them.</text:p>
      <text:h text:style-name="Heading_20_9" text:outline-level="9">32-04</text:h>
      <text:p text:style-name="First_20_paragraph"/>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
      <text:p text:style-name="Text_20_body">This man ran up to Jesus and knelt down in front of him. Then Jesus spoke to the demon in the man and said, “Come out of this man!”</text:p>
      <text:h text:style-name="Heading_20_9" text:outline-level="9">32-06</text:h>
      <text:p text:style-name="First_20_paragraph"/>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
      <text:p text:style-name="Text_20_body">The people were very afraid and asked Jesus to leave. So Jesus got into the boat. The man who used to have the demons begged to go along with Jesus.</text:p>
      <text:h text:style-name="Heading_20_9" text:outline-level="9">32-11</text:h>
      <text:p text:style-name="First_20_paragraph"/>
      <text:p text:style-name="Text_20_body">But Jesus said to him, “No. I want you to go home and tell everyone what God has done for you. Tell them how he has had mercy on you.”</text:p>
      <text:h text:style-name="Heading_20_9" text:outline-level="9">32-12</text:h>
      <text:p text:style-name="First_20_paragraph"/>
      <text:p text:style-name="Text_20_body">So the man went away and told everyone about what Jesus had done for him. Everyone who heard his story was amazed.</text:p>
      <text:h text:style-name="Heading_20_9" text:outline-level="9">32-13</text:h>
      <text:p text:style-name="First_20_paragraph"/>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16Z</meta:creation-date>
    <dc:date>2023-05-24T11:34:16Z</dc:date>
  </office:meta>
</office:document-meta>
</file>